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3pt" officeooo:rsid="000e97bd" officeooo:paragraph-rsid="000e97bd" style:font-size-asian="11.3500003814697pt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3pt" officeooo:rsid="000ee480" officeooo:paragraph-rsid="000ee480" style:font-size-asian="11.3500003814697pt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3pt" fo:font-weight="bold" officeooo:rsid="000ee480" officeooo:paragraph-rsid="000ee480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6pt" officeooo:rsid="000e97bd" officeooo:paragraph-rsid="000ee480" style:font-size-asian="16pt" style:font-size-complex="16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3pt" officeooo:rsid="000e97bd" officeooo:paragraph-rsid="000e97bd" style:font-size-asian="11.3500003814697pt" style:font-size-complex="13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3pt" fo:font-weight="bold" officeooo:rsid="000ee480" officeooo:paragraph-rsid="000ee480" style:font-size-asian="11.3500003814697pt" style:font-weight-asian="bold" style:font-size-complex="13pt" style:font-weight-complex="bold"/>
    </style:style>
    <style:style style:name="P7" style:family="paragraph" style:parent-style-name="Standard" style:master-page-name="Standard">
      <style:paragraph-properties fo:text-align="end" style:justify-single-word="false" style:page-number="auto" style:writing-mode="rl-tb"/>
      <style:text-properties officeooo:paragraph-rsid="0011a85a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011a85a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011a85a" style:language-complex="fa" style:country-complex="IR"/>
    </style:style>
    <style:style style:name="P10" style:family="paragraph" style:parent-style-name="Standard">
      <style:paragraph-properties fo:margin-left="0.25in" fo:margin-right="0in" fo:text-align="end" style:justify-single-word="false" fo:text-indent="0in" style:auto-text-indent="false" style:writing-mode="rl-tb"/>
      <style:text-properties officeooo:paragraph-rsid="0011a85a"/>
    </style:style>
    <style:style style:name="T1" style:family="text">
      <style:text-properties officeooo:rsid="000ee480"/>
    </style:style>
    <style:style style:name="T2" style:family="text">
      <style:text-properties style:language-complex="fa" style:country-complex="IR"/>
    </style:style>
    <style:style style:name="T3" style:family="text">
      <style:text-properties fo:font-weight="bold" style:font-weight-asian="bold" style:language-complex="fa" style:country-complex="IR" style:font-weight-complex="bold"/>
    </style:style>
    <style:style style:name="T4" style:family="text">
      <style:text-properties fo:font-weight="bold" style:font-weight-asian="bold" style:font-name-complex="Arial" style:language-complex="fa" style:country-complex="IR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دلایلی که باید به سمت اناکوندا بریم ممکنه وبروزه خیلی وقت پیش نوشته شده باشه وپکیج ها ی مختلف پروژه رو راحت تر پیدا کنیم.</text:p>
      <text:p text:style-name="P1">کلوبریت کردن میلیون ها ادم میتوانند با هم دیگه همکاری کنن و کدها روی سیتستم های متفاوت قابل استفاده بشه وپکیج منیجرها خیلی کمک میکنن.</text:p>
      <text:p text:style-name="P1"/>
      <text:p text:style-name="P1">کدت رو برای کسی بفرستی و روی سیستم اون ها هم ران بشه</text:p>
      <text:p text:style-name="P1"/>
      <text:p text:style-name="P1">پکیج اینوایرنت منت پیپ و کندا و...رو معرفی کردیم و شرکت اناکندا اومده توی قستم کوچکتر مینی کندا رو بعلاوه پایتون رو در خودش داره ومراحل نصب یکی دارن.حالا میریم سراغ کندا:ببینیم</text:p>
      <text:p text:style-name="P1">اول روت اینوایرنت منت میسازه و با اون ها میتوان کار کرد.حالا چندتا کد که اینوایرنمنت هست <text:span text:style-name="T1">کندا عین قلاب میمونه وهر اینوایرنمت که بخوایید جابجا میشه و براتون میاره</text:span></text:p>
      <text:p text:style-name="P4"><text:span text:style-name="T1">: <text:s/>inviroment <text:s/>منیج کردن که برای ساخت </text:span>-</text:p>
      <text:p text:style-name="P3">conda create –name image-prediction</text:p>
      <text:p text:style-name="P2">یک اینوایرنمنت جدید میسازه برای پروٰژه جدید</text:p>
      <text:p text:style-name="P3">conda activate imge-prediction</text:p>
      <text:p text:style-name="P2"><text:s text:c="2"/>وارد اون اینوایرنمنت ساخته شده میرورد هرچیزی که با این نحوه ایجاد میشه وما الان باکس ومحیط رو ساختیم</text:p>
      <text:p text:style-name="P3"><text:s text:c="2"/>conda en inviroment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8:50:29.072117096</meta:creation-date>
    <dc:date>2022-07-12T19:31:28.179162668</dc:date>
    <meta:editing-duration>PT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69" meta:character-count="914" meta:non-whitespace-character-count="748"/>
  </office:meta>
</office:document-meta>
</file>